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8733f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paragraph-rsid="0008733f"/>
    </style:style>
    <style:style style:name="P7" style:family="paragraph" style:parent-style-name="Heading_20_3">
      <style:paragraph-properties fo:line-height="115%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8733f"/>
    </style:style>
    <style:style style:name="P9" style:family="paragraph" style:parent-style-name="Standard">
      <style:paragraph-properties fo:line-height="115%"/>
      <style:text-properties officeooo:paragraph-rsid="0008733f"/>
    </style:style>
    <style:style style:name="P10" style:family="paragraph" style:parent-style-name="Standard">
      <style:paragraph-properties fo:line-height="115%" fo:text-align="center" style:justify-single-word="false"/>
      <style:text-properties fo:color="#538135" loext:opacity="100%" officeooo:rsid="0008733f" officeooo:paragraph-rsid="0008733f">
        <loext:char-complex-color loext:theme-type="accent6" loext:color-type="theme">
          <loext:transformation loext:type="shade" loext:value="2509"/>
        </loext:char-complex-color>
      </style:text-properties>
    </style:style>
    <style:style style:name="P11" style:family="paragraph" style:parent-style-name="Standard">
      <style:text-properties officeooo:paragraph-rsid="0008733f"/>
    </style:style>
    <style:style style:name="P12" style:family="paragraph" style:parent-style-name="Standard">
      <style:paragraph-properties fo:text-align="end" style:justify-single-word="false"/>
      <style:text-properties officeooo:paragraph-rsid="0008733f"/>
    </style:style>
    <style:style style:name="P13" style:family="paragraph" style:parent-style-name="Standard">
      <style:text-properties officeooo:rsid="000ad119" officeooo:paragraph-rsid="0008733f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0ad119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1"/>
    <style:style style:name="P36" style:family="paragraph" style:parent-style-name="Text_20_body" style:list-style-name="L22"/>
    <style:style style:name="P37" style:family="paragraph" style:parent-style-name="Text_20_body" style:list-style-name="L23"/>
    <style:style style:name="P38" style:family="paragraph" style:parent-style-name="Text_20_body" style:list-style-name="L24"/>
    <style:style style:name="P39" style:family="paragraph" style:parent-style-name="Text_20_body" style:list-style-name="L25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P42" style:family="paragraph" style:parent-style-name="Text_20_body" style:list-style-name="L28"/>
    <style:style style:name="P43" style:family="paragraph" style:parent-style-name="Text_20_body" style:list-style-name="L29"/>
    <style:style style:name="P44" style:family="paragraph" style:parent-style-name="Text_20_body" style:list-style-name="L30"/>
    <style:style style:name="P45" style:family="paragraph" style:parent-style-name="Text_20_body" style:list-style-name="L31"/>
    <style:style style:name="P46" style:family="paragraph" style:parent-style-name="Text_20_body" style:list-style-name="L32"/>
    <style:style style:name="P47" style:family="paragraph" style:parent-style-name="Text_20_body" style:list-style-name="L33"/>
    <style:style style:name="P48" style:family="paragraph" style:parent-style-name="Text_20_body" style:list-style-name="L34"/>
    <style:style style:name="P49" style:family="paragraph" style:parent-style-name="Text_20_body" style:list-style-name="L35"/>
    <style:style style:name="P50" style:family="paragraph" style:parent-style-name="Text_20_body" style:list-style-name="L36"/>
    <style:style style:name="P51" style:family="paragraph" style:parent-style-name="Text_20_body" style:list-style-name="L37"/>
    <style:style style:name="P52" style:family="paragraph" style:parent-style-name="Text_20_body" style:list-style-name="L38"/>
    <style:style style:name="P53" style:family="paragraph" style:parent-style-name="Text_20_body" style:list-style-name="L39"/>
    <style:style style:name="P54" style:family="paragraph" style:parent-style-name="Text_20_body">
      <style:paragraph-properties fo:margin-top="0.101cm" fo:margin-bottom="0.347cm" style:contextual-spacing="false" fo:line-height="115%"/>
      <style:text-properties officeooo:paragraph-rsid="000ad119"/>
    </style:style>
    <style:style style:name="T1" style:family="text">
      <style:text-properties fo:color="#538135" loext:opacity="100%" officeooo:rsid="0008733f">
        <loext:char-complex-color loext:theme-type="accent6" loext:color-type="theme">
          <loext:transformation loext:type="shade" loext:value="2509"/>
        </loext:char-complex-color>
      </style:text-properties>
    </style:style>
    <style:style style:name="T2" style:family="text">
      <style:text-properties officeooo:rsid="0008733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ad119" style:font-size-asian="9.60000038146973pt" style:font-size-complex="11pt"/>
    </style:style>
    <style:style style:name="T5" style:family="text">
      <style:text-properties officeooo:rsid="000ad11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ad119" style:font-size-asian="13pt" style:font-size-complex="13pt"/>
    </style:style>
    <style:style style:name="T9" style:family="text">
      <style:text-properties fo:font-size="13pt" fo:font-weight="bold" officeooo:rsid="000ad119" style:font-size-asian="13pt" style:font-weight-asian="bold" style:font-size-complex="13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ok_20_Title"/></text:p>
      <text:p text:style-name="P1"><text:bookmark-start text:name="_Toc32579069"/><text:bookmark-start text:name="_Toc32579093"/><text:span text:style-name="Book_20_Title">University of Plymouth</text:span><text:bookmark-end text:name="_Toc32579069"/><text:bookmark-end text:name="_Toc32579093"/></text:p>
      <text:p text:style-name="P1"><text:span text:style-name="Book_20_Title"/></text:p>
      <text:p text:style-name="P1"><text:span text:style-name="Intense_20_Reference">School of Engineering,</text:span></text:p>
      <text:p text:style-name="P1"><text:span text:style-name="Intense_20_Reference">Computing, and Mathematics</text:span><field:fieldmark-start text:name="Bookmark" field:type="vnd.oasis.opendocument.field.UNHANDLED"><field:param field:name="vnd.oasis.opendocument.field.code" field:value="PRIVATE"/><field:param field:name="vnd.oasis.opendocument.field.id" field:value="77"/></field:fieldmark-start><field:fieldmark-separator/><field:fieldmark-end/></text:p>
      <text:p text:style-name="P1"><text:span text:style-name="Intense_20_Reference"/></text:p>
      <text:p text:style-name="P1"><text:span text:style-name="Intense_20_Reference">COMP3000</text:span></text:p>
      <text:p text:style-name="P1"><text:span text:style-name="Intense_20_Reference">Computing Project</text:span></text:p>
      <text:p text:style-name="P1"><text:span text:style-name="Intense_20_Reference">202</text:span><text:span text:style-name="Intense_20_Reference"><text:span text:style-name="T2">5</text:span></text:span><text:span text:style-name="Intense_20_Reference">/202</text:span><text:span text:style-name="Intense_20_Reference"><text:span text:style-name="T2">6</text:span></text:span></text:p>
      <text:p text:style-name="P1"><text:span text:style-name="Intense_20_Reference"><text:span text:style-name="T1"/></text:span></text:p>
      <text:p text:style-name="P1"><text:span text:style-name="Intense_20_Reference"><text:span text:style-name="T1">Job Pilot</text:span></text:span></text:p>
      <text:p text:style-name="P1"><text:span text:style-name="T1"/></text:p>
      <text:p text:style-name="P1"><text:span text:style-name="T1"/></text:p>
      <text:p text:style-name="P10">Jack S Goodman</text:p>
      <text:p text:style-name="P1"><text:span text:style-name="T1"/></text:p>
      <text:p text:style-name="P1"><text:span text:style-name="T1"/></text:p>
      <text:p text:style-name="P10">10840982</text:p>
      <text:p text:style-name="P1"/>
      <text:p text:style-name="P1"/>
      <text:p text:style-name="P1"><text:bookmark-start text:name="_Toc32481965"/><text:bookmark-start text:name="_Toc32579071"/><text:bookmark-start text:name="_Toc32579095"/><text:bookmark-start text:name="_Toc32478402"/>BSc (Hons) <text:bookmark-end text:name="_Toc32481965"/><text:bookmark-end text:name="_Toc32579071"/><text:bookmark-end text:name="_Toc32579095"/><text:bookmark-end text:name="_Toc32478402"/><text:span text:style-name="T1">Computer Science (3429) </text:span></text:p>
      <text:p text:style-name="P9"><text:span text:style-name="Book_20_Title"/></text:p>
      <text:p text:style-name="P13"/>
      <text:p text:style-name="P13"><text:bookmark text:name="__RefHeading___Toc1001_900516027 Copy 2"/></text:p>
      <text:h text:style-name="P7" text:outline-level="3"><text:bookmark-start text:name="__RefHeading___Toc2188_900516027"/><text:soft-page-break/><text:span text:style-name="Book_20_Title"><text:span text:style-name="T7">Abstract </text:span></text:span><text:bookmark-end text:name="__RefHeading___Toc2188_900516027"/></text:h>
      <text:h text:style-name="P7" text:outline-level="3"><text:bookmark-start text:name="__RefHeading___Toc2190_900516027"/><text:span text:style-name="Book_20_Title"><text:span text:style-name="T7">Word Count</text:span></text:span><text:bookmark-end text:name="__RefHeading___Toc2190_900516027"/></text:h>
      <text:h text:style-name="P7" text:outline-level="3"><text:bookmark-start text:name="__RefHeading___Toc2192_900516027"/><text:span text:style-name="Book_20_Title"><text:span text:style-name="T7">Link to GitHub repository:</text:span></text:span><text:bookmark-end text:name="__RefHeading___Toc2192_900516027"/></text:h>
      <text:p text:style-name="P54"><text:span text:style-name="Book_20_Title"><text:span text:style-name="T9">Acknowledgements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"><text:a xlink:type="simple" xlink:href="#__RefHeading___Toc2188_900516027" text:style-name="Index_20_Link" text:visited-style-name="Index_20_Link">Abstract<text:tab/>2</text:a></text:p>
          <text:p text:style-name="P5"><text:a xlink:type="simple" xlink:href="#__RefHeading___Toc2190_900516027" text:style-name="Index_20_Link" text:visited-style-name="Index_20_Link">Word Count<text:tab/>2</text:a></text:p>
          <text:p text:style-name="P5"><text:a xlink:type="simple" xlink:href="#__RefHeading___Toc2192_900516027" text:style-name="Index_20_Link" text:visited-style-name="Index_20_Link">Link to GitHub repository:<text:tab/>2</text:a></text:p>
          <text:p text:style-name="P3"><text:a xlink:type="simple" xlink:href="#__RefHeading___Toc1001_900516027" text:style-name="Index_20_Link" text:visited-style-name="Index_20_Link">1. Introduction (800–1,000 words | ~10%)<text:tab/>3</text:a></text:p>
          <text:p text:style-name="P5"><text:a xlink:type="simple" xlink:href="#__RefHeading___Toc1003_900516027" text:style-name="Index_20_Link" text:visited-style-name="Index_20_Link">1.1 Background (300–400)<text:tab/>3</text:a></text:p>
          <text:p text:style-name="P5"><text:a xlink:type="simple" xlink:href="#__RefHeading___Toc1005_900516027" text:style-name="Index_20_Link" text:visited-style-name="Index_20_Link">1.2 Aims and Objectives (250–300)<text:tab/>3</text:a></text:p>
          <text:p text:style-name="P5"><text:a xlink:type="simple" xlink:href="#__RefHeading___Toc1007_900516027" text:style-name="Index_20_Link" text:visited-style-name="Index_20_Link">1.3 Deliverables (150–200)<text:tab/>3</text:a></text:p>
          <text:p text:style-name="P5"><text:a xlink:type="simple" xlink:href="#__RefHeading___Toc1009_900516027" text:style-name="Index_20_Link" text:visited-style-name="Index_20_Link">1.4 Report Overview (100–150)<text:tab/>3</text:a></text:p>
          <text:p text:style-name="P3"><text:a xlink:type="simple" xlink:href="#__RefHeading___Toc1011_900516027" text:style-name="Index_20_Link" text:visited-style-name="Index_20_Link">2. Literature Review / Technology Justification (1,500–1,800 words | ~18%)<text:tab/>3</text:a></text:p>
          <text:p text:style-name="P5"><text:a xlink:type="simple" xlink:href="#__RefHeading___Toc1013_900516027" text:style-name="Index_20_Link" text:visited-style-name="Index_20_Link">2.1 Architectural Paradigms<text:tab/>3</text:a></text:p>
          <text:p text:style-name="P5"><text:a xlink:type="simple" xlink:href="#__RefHeading___Toc1015_900516027" text:style-name="Index_20_Link" text:visited-style-name="Index_20_Link">2.2 Frontend Framework Justification<text:tab/>4</text:a></text:p>
          <text:p text:style-name="P5"><text:a xlink:type="simple" xlink:href="#__RefHeading___Toc1017_900516027" text:style-name="Index_20_Link" text:visited-style-name="Index_20_Link">2.3 Backend &amp; API Layer<text:tab/>4</text:a></text:p>
          <text:p text:style-name="P5"><text:a xlink:type="simple" xlink:href="#__RefHeading___Toc1019_900516027" text:style-name="Index_20_Link" text:visited-style-name="Index_20_Link">2.4 Database Choice<text:tab/>4</text:a></text:p>
          <text:p text:style-name="P5"><text:a xlink:type="simple" xlink:href="#__RefHeading___Toc1021_900516027" text:style-name="Index_20_Link" text:visited-style-name="Index_20_Link">2.5 DevOps / Deployment Strategy<text:tab/>4</text:a></text:p>
          <text:p text:style-name="P5"><text:a xlink:type="simple" xlink:href="#__RefHeading___Toc1023_900516027" text:style-name="Index_20_Link" text:visited-style-name="Index_20_Link">2.6 Related / Existing Systems<text:tab/>4</text:a></text:p>
          <text:p text:style-name="P3"><text:a xlink:type="simple" xlink:href="#__RefHeading___Toc1025_900516027" text:style-name="Index_20_Link" text:visited-style-name="Index_20_Link">3. Methodology &amp; Project Management (900–1,100 words | ~10–12%)<text:tab/>4</text:a></text:p>
          <text:p text:style-name="P5"><text:a xlink:type="simple" xlink:href="#__RefHeading___Toc1027_900516027" text:style-name="Index_20_Link" text:visited-style-name="Index_20_Link">3.1 Development Methodology<text:tab/>4</text:a></text:p>
          <text:p text:style-name="P5"><text:a xlink:type="simple" xlink:href="#__RefHeading___Toc1029_900516027" text:style-name="Index_20_Link" text:visited-style-name="Index_20_Link">3.2 Tools &amp; Workflow<text:tab/>4</text:a></text:p>
          <text:p text:style-name="P5"><text:a xlink:type="simple" xlink:href="#__RefHeading___Toc1031_900516027" text:style-name="Index_20_Link" text:visited-style-name="Index_20_Link">3.3 Risk Management<text:tab/>5</text:a></text:p>
          <text:p text:style-name="P5"><text:a xlink:type="simple" xlink:href="#__RefHeading___Toc1033_900516027" text:style-name="Index_20_Link" text:visited-style-name="Index_20_Link">3.4 Legal, Ethical, Professional Issues<text:tab/>5</text:a></text:p>
          <text:p text:style-name="P3"><text:a xlink:type="simple" xlink:href="#__RefHeading___Toc1035_900516027" text:style-name="Index_20_Link" text:visited-style-name="Index_20_Link">4. Requirements Engineering (900–1,200 words | ~12%)<text:tab/>5</text:a></text:p>
          <text:p text:style-name="P5"><text:a xlink:type="simple" xlink:href="#__RefHeading___Toc1037_900516027" text:style-name="Index_20_Link" text:visited-style-name="Index_20_Link">4.1 Functional Requirements<text:tab/>5</text:a></text:p>
          <text:p text:style-name="P5"><text:a xlink:type="simple" xlink:href="#__RefHeading___Toc1039_900516027" text:style-name="Index_20_Link" text:visited-style-name="Index_20_Link">4.2 Non-Functional Requirements<text:tab/>5</text:a></text:p>
          <text:p text:style-name="P5"><text:a xlink:type="simple" xlink:href="#__RefHeading___Toc1041_900516027" text:style-name="Index_20_Link" text:visited-style-name="Index_20_Link">4.3 User Stories<text:tab/>5</text:a></text:p>
          <text:p text:style-name="P3"><text:a xlink:type="simple" xlink:href="#__RefHeading___Toc1043_900516027" text:style-name="Index_20_Link" text:visited-style-name="Index_20_Link">5. System Architecture &amp; Design (1,400–1,800 words | ~18%)<text:tab/>5</text:a></text:p>
          <text:p text:style-name="P5"><text:a xlink:type="simple" xlink:href="#__RefHeading___Toc1045_900516027" text:style-name="Index_20_Link" text:visited-style-name="Index_20_Link">5.1 High-Level Architecture<text:tab/>5</text:a></text:p>
          <text:p text:style-name="P5"><text:a xlink:type="simple" xlink:href="#__RefHeading___Toc1047_900516027" text:style-name="Index_20_Link" text:visited-style-name="Index_20_Link">5.2 Backend Architecture<text:tab/>6</text:a></text:p>
          <text:p text:style-name="P5"><text:a xlink:type="simple" xlink:href="#__RefHeading___Toc1049_900516027" text:style-name="Index_20_Link" text:visited-style-name="Index_20_Link">5.3 Database Design<text:tab/>6</text:a></text:p>
          <text:p text:style-name="P5"><text:a xlink:type="simple" xlink:href="#__RefHeading___Toc1051_900516027" text:style-name="Index_20_Link" text:visited-style-name="Index_20_Link">5.4 Frontend Architecture<text:tab/>6</text:a></text:p>
          <text:p text:style-name="P5"><text:a xlink:type="simple" xlink:href="#__RefHeading___Toc1053_900516027" text:style-name="Index_20_Link" text:visited-style-name="Index_20_Link">5.5 Design Decisions &amp; Trade-offs<text:tab/>6</text:a></text:p>
          <text:p text:style-name="P3"><text:a xlink:type="simple" xlink:href="#__RefHeading___Toc1055_900516027" text:style-name="Index_20_Link" text:visited-style-name="Index_20_Link">6. Implementation (Core Development Work) (2,000–2,400 words | ~22–25%)<text:tab/>6</text:a></text:p>
          <text:p text:style-name="P5"><text:a xlink:type="simple" xlink:href="#__RefHeading___Toc1057_900516027" text:style-name="Index_20_Link" text:visited-style-name="Index_20_Link">6.1 Authentication &amp; Authorisation<text:tab/>6</text:a></text:p>
          <text:p text:style-name="P5"><text:a xlink:type="simple" xlink:href="#__RefHeading___Toc1059_900516027" text:style-name="Index_20_Link" text:visited-style-name="Index_20_Link">6.2 Core Domain Logic<text:tab/>6</text:a></text:p>
          <text:p text:style-name="P5"><text:a xlink:type="simple" xlink:href="#__RefHeading___Toc1061_900516027" text:style-name="Index_20_Link" text:visited-style-name="Index_20_Link">6.3 Frontend Features<text:tab/>6</text:a></text:p>
          <text:p text:style-name="P5"><text:a xlink:type="simple" xlink:href="#__RefHeading___Toc1063_900516027" text:style-name="Index_20_Link" text:visited-style-name="Index_20_Link">6.4 Integration with External APIs<text:tab/>7</text:a></text:p>
          <text:p text:style-name="P5"><text:a xlink:type="simple" xlink:href="#__RefHeading___Toc1065_900516027" text:style-name="Index_20_Link" text:visited-style-name="Index_20_Link">6.5 DevOps &amp; Deployment<text:tab/>7</text:a></text:p>
          <text:p text:style-name="P3"><text:a xlink:type="simple" xlink:href="#__RefHeading___Toc1067_900516027" text:style-name="Index_20_Link" text:visited-style-name="Index_20_Link">7. Testing &amp; Validation (900–1,200 words | ~10–12%)<text:tab/>7</text:a></text:p>
          <text:p text:style-name="P5"><text:a xlink:type="simple" xlink:href="#__RefHeading___Toc1069_900516027" text:style-name="Index_20_Link" text:visited-style-name="Index_20_Link">7.1 Testing Strategy<text:tab/>7</text:a></text:p>
          <text:p text:style-name="P5"><text:a xlink:type="simple" xlink:href="#__RefHeading___Toc1071_900516027" text:style-name="Index_20_Link" text:visited-style-name="Index_20_Link">7.2 Automated Testing<text:tab/>7</text:a></text:p>
          <text:p text:style-name="P5"><text:a xlink:type="simple" xlink:href="#__RefHeading___Toc1073_900516027" text:style-name="Index_20_Link" text:visited-style-name="Index_20_Link">7.3 Performance Testing<text:tab/>7</text:a></text:p>
          <text:p text:style-name="P5"><text:a xlink:type="simple" xlink:href="#__RefHeading___Toc1075_900516027" text:style-name="Index_20_Link" text:visited-style-name="Index_20_Link">7.4 Security Testing<text:tab/>7</text:a></text:p>
          <text:p text:style-name="P5"><text:a xlink:type="simple" xlink:href="#__RefHeading___Toc1077_900516027" text:style-name="Index_20_Link" text:visited-style-name="Index_20_Link"><text:soft-page-break/>7.5 User Testing / Evaluation<text:tab/>8</text:a></text:p>
          <text:p text:style-name="P3"><text:a xlink:type="simple" xlink:href="#__RefHeading___Toc1079_900516027" text:style-name="Index_20_Link" text:visited-style-name="Index_20_Link">8. Evaluation &amp; Critical Reflection (900–1,200 words | ~10–12%)<text:tab/>8</text:a></text:p>
          <text:p text:style-name="P5"><text:a xlink:type="simple" xlink:href="#__RefHeading___Toc1081_900516027" text:style-name="Index_20_Link" text:visited-style-name="Index_20_Link">8.1 Requirement Fulfilment<text:tab/>8</text:a></text:p>
          <text:p text:style-name="P5"><text:a xlink:type="simple" xlink:href="#__RefHeading___Toc1083_900516027" text:style-name="Index_20_Link" text:visited-style-name="Index_20_Link">8.2 Technical Evaluation<text:tab/>8</text:a></text:p>
          <text:p text:style-name="P5"><text:a xlink:type="simple" xlink:href="#__RefHeading___Toc1085_900516027" text:style-name="Index_20_Link" text:visited-style-name="Index_20_Link">8.3 What Went Well<text:tab/>8</text:a></text:p>
          <text:p text:style-name="P5"><text:a xlink:type="simple" xlink:href="#__RefHeading___Toc1087_900516027" text:style-name="Index_20_Link" text:visited-style-name="Index_20_Link">8.4 Limitations<text:tab/>8</text:a></text:p>
          <text:p text:style-name="P5"><text:a xlink:type="simple" xlink:href="#__RefHeading___Toc1089_900516027" text:style-name="Index_20_Link" text:visited-style-name="Index_20_Link">8.5 Future Improvements<text:tab/>8</text:a></text:p>
          <text:p text:style-name="P3"><text:a xlink:type="simple" xlink:href="#__RefHeading___Toc1091_900516027" text:style-name="Index_20_Link" text:visited-style-name="Index_20_Link">9. Conclusion (300–500 words | ~4%)<text:tab/>8</text:a></text:p>
        </text:index-body>
      </text:table-of-content>
      <text:p text:style-name="P11"/>
      <text:p text:style-name="P11"/>
      <text:p text:style-name="P11"/>
      <text:p text:style-name="P11"/>
      <text:p text:style-name="P12"/>
      <text:h text:style-name="P6" text:outline-level="2" text:is-list-header="true"><text:bookmark-start text:name="__RefHeading___Toc1001_900516027"/>1. Introduction (800–1,000 words | ~10%)<text:bookmark-end text:name="__RefHeading___Toc1001_900516027"/></text:h>
      <text:p text:style-name="Text_20_body"><text:span text:style-name="Strong_20_Emphasis">Purpose:</text:span> Contextualise and frame the problem.</text:p>
      <text:h text:style-name="Heading_20_3" text:outline-level="3"><text:bookmark-start text:name="__RefHeading___Toc1003_900516027"/>1.1 Background (300–400)<text:bookmark-end text:name="__RefHeading___Toc1003_900516027"/></text:h>
      <text:list text:style-name="L1">
        <text:list-item>
          <text:p text:style-name="P14">Domain context</text:p>
        </text:list-item>
        <text:list-item>
          <text:p text:style-name="P14">Problem space</text:p>
        </text:list-item>
        <text:list-item>
          <text:p text:style-name="P14">Why this problem matters (industry, users, technical gap)</text:p>
        </text:list-item>
      </text:list>
      <text:h text:style-name="Heading_20_3" text:outline-level="3" text:is-list-header="true"><text:bookmark-start text:name="__RefHeading___Toc1005_900516027"/>1.2 Aims and Objectives (250–300)<text:bookmark-end text:name="__RefHeading___Toc1005_900516027"/></text:h>
      <text:list text:style-name="L2">
        <text:list-item>
          <text:p text:style-name="P16">Clear measurable objectives</text:p>
        </text:list-item>
        <text:list-item>
          <text:p text:style-name="P16">Platform scope (Web, Mobile, API, etc.)</text:p>
        </text:list-item>
        <text:list-item>
          <text:p text:style-name="P16">Non-functional ambitions (performance, security, scalability)</text:p>
        </text:list-item>
      </text:list>
      <text:h text:style-name="Heading_20_3" text:outline-level="3" text:is-list-header="true"><text:bookmark-start text:name="__RefHeading___Toc1007_900516027"/>1.3 Deliverables (150–200)<text:bookmark-end text:name="__RefHeading___Toc1007_900516027"/></text:h>
      <text:list text:style-name="L3">
        <text:list-item>
          <text:p text:style-name="P17">Software artefacts</text:p>
        </text:list-item>
        <text:list-item>
          <text:p text:style-name="P17">Documentation</text:p>
        </text:list-item>
        <text:list-item>
          <text:p text:style-name="P17">Testing artefacts</text:p>
        </text:list-item>
      </text:list>
      <text:h text:style-name="Heading_20_3" text:outline-level="3" text:is-list-header="true"><text:bookmark-start text:name="__RefHeading___Toc1009_900516027"/>1.4 Report Overview (100–150)<text:bookmark-end text:name="__RefHeading___Toc1009_900516027"/></text:h>
      <text:list text:style-name="L4">
        <text:list-item>
          <text:p text:style-name="P18">Brief signposting</text:p>
        </text:list-item>
      </text:list>
      <text:p text:style-name="Horizontal_20_Line"/>
      <text:h text:style-name="Heading_20_2" text:outline-level="2"><text:bookmark-start text:name="__RefHeading___Toc1011_900516027"/>2. Literature Review / Technology Justification (1,500–1,800 words | ~18%)<text:bookmark-end text:name="__RefHeading___Toc1011_900516027"/></text:h>
      <text:p text:style-name="Text_20_body"><text:span text:style-name="Strong_20_Emphasis">Purpose:</text:span> Justify technical decisions academically.</text:p>
      <text:h text:style-name="Heading_20_3" text:outline-level="3"><text:bookmark-start text:name="__RefHeading___Toc1013_900516027"/>2.1 Architectural Paradigms<text:bookmark-end text:name="__RefHeading___Toc1013_900516027"/></text:h>
      <text:list text:style-name="L5">
        <text:list-item>
          <text:p text:style-name="P19">Monolith vs microservices</text:p>
        </text:list-item>
        <text:list-item>
          <text:p text:style-name="P19"><text:soft-page-break/>Serverless vs containerised</text:p>
        </text:list-item>
        <text:list-item>
          <text:p text:style-name="P19">REST vs GraphQL</text:p>
        </text:list-item>
      </text:list>
      <text:h text:style-name="Heading_20_3" text:outline-level="3" text:is-list-header="true"><text:bookmark-start text:name="__RefHeading___Toc1015_900516027"/>2.2 Frontend Framework Justification<text:bookmark-end text:name="__RefHeading___Toc1015_900516027"/></text:h>
      <text:list text:style-name="L6">
        <text:list-item>
          <text:p text:style-name="P20">React / Angular / Vue etc.</text:p>
        </text:list-item>
        <text:list-item>
          <text:p text:style-name="P20">Comparison &amp; reasoning</text:p>
        </text:list-item>
      </text:list>
      <text:h text:style-name="Heading_20_3" text:outline-level="3" text:is-list-header="true"><text:bookmark-start text:name="__RefHeading___Toc1017_900516027"/>2.3 Backend &amp; API Layer<text:bookmark-end text:name="__RefHeading___Toc1017_900516027"/></text:h>
      <text:list text:style-name="L7">
        <text:list-item>
          <text:p text:style-name="P21">Node/Express / Django / Spring etc.</text:p>
        </text:list-item>
        <text:list-item>
          <text:p text:style-name="P21">Auth approach (JWT, OAuth)</text:p>
        </text:list-item>
      </text:list>
      <text:h text:style-name="Heading_20_3" text:outline-level="3" text:is-list-header="true"><text:bookmark-start text:name="__RefHeading___Toc1019_900516027"/>2.4 Database Choice<text:bookmark-end text:name="__RefHeading___Toc1019_900516027"/></text:h>
      <text:list text:style-name="L8">
        <text:list-item>
          <text:p text:style-name="P22">SQL vs NoSQL trade-offs</text:p>
        </text:list-item>
        <text:list-item>
          <text:p text:style-name="P22">Schema design implications</text:p>
        </text:list-item>
      </text:list>
      <text:h text:style-name="Heading_20_3" text:outline-level="3" text:is-list-header="true"><text:bookmark-start text:name="__RefHeading___Toc1021_900516027"/>2.5 DevOps / Deployment Strategy<text:bookmark-end text:name="__RefHeading___Toc1021_900516027"/></text:h>
      <text:list text:style-name="L9">
        <text:list-item>
          <text:p text:style-name="P23">CI/CD</text:p>
        </text:list-item>
        <text:list-item>
          <text:p text:style-name="P23">Hosting (AWS, Azure, Heroku, Vercel, Docker)</text:p>
        </text:list-item>
      </text:list>
      <text:h text:style-name="Heading_20_3" text:outline-level="3" text:is-list-header="true"><text:bookmark-start text:name="__RefHeading___Toc1023_900516027"/>2.6 Related / Existing Systems<text:bookmark-end text:name="__RefHeading___Toc1023_900516027"/></text:h>
      <text:list text:style-name="L10">
        <text:list-item>
          <text:p text:style-name="P24">Competitor analysis</text:p>
        </text:list-item>
        <text:list-item>
          <text:p text:style-name="P24">Limitations in current solutions</text:p>
        </text:list-item>
      </text:list>
      <text:p text:style-name="Text_20_body"><text:span text:style-name="Strong_20_Emphasis">Depth expectation:</text:span> Critical comparison, citations, not just description.</text:p>
      <text:p text:style-name="Horizontal_20_Line"/>
      <text:h text:style-name="Heading_20_2" text:outline-level="2"><text:bookmark-start text:name="__RefHeading___Toc1025_900516027"/>3. Methodology &amp; Project Management (900–1,100 words | ~10–12%)<text:bookmark-end text:name="__RefHeading___Toc1025_900516027"/></text:h>
      <text:h text:style-name="Heading_20_3" text:outline-level="3"><text:bookmark-start text:name="__RefHeading___Toc1027_900516027"/>3.1 Development Methodology<text:bookmark-end text:name="__RefHeading___Toc1027_900516027"/></text:h>
      <text:list text:style-name="L11">
        <text:list-item>
          <text:p text:style-name="P25">Agile / Scrum / Kanban</text:p>
        </text:list-item>
        <text:list-item>
          <text:p text:style-name="P25">Sprint structure</text:p>
        </text:list-item>
        <text:list-item>
          <text:p text:style-name="P25">Justification</text:p>
        </text:list-item>
      </text:list>
      <text:h text:style-name="Heading_20_3" text:outline-level="3" text:is-list-header="true"><text:bookmark-start text:name="__RefHeading___Toc1029_900516027"/>3.2 Tools &amp; Workflow<text:bookmark-end text:name="__RefHeading___Toc1029_900516027"/></text:h>
      <text:list text:style-name="L12">
        <text:list-item>
          <text:p text:style-name="P26">Git strategy</text:p>
        </text:list-item>
        <text:list-item>
          <text:p text:style-name="P26">Branching model</text:p>
        </text:list-item>
        <text:list-item>
          <text:p text:style-name="P26">Issue tracking</text:p>
        </text:list-item>
        <text:list-item>
          <text:p text:style-name="P26">CI/CD pipeline</text:p>
        </text:list-item>
      </text:list>
      <text:h text:style-name="Heading_20_3" text:outline-level="3" text:is-list-header="true"><text:bookmark-start text:name="__RefHeading___Toc1031_900516027"/><text:soft-page-break/>3.3 Risk Management<text:bookmark-end text:name="__RefHeading___Toc1031_900516027"/></text:h>
      <text:list text:style-name="L13">
        <text:list-item>
          <text:p text:style-name="P27">Technical risks</text:p>
        </text:list-item>
        <text:list-item>
          <text:p text:style-name="P27">Third-party dependencies</text:p>
        </text:list-item>
        <text:list-item>
          <text:p text:style-name="P27">Mitigation strategies</text:p>
        </text:list-item>
      </text:list>
      <text:h text:style-name="Heading_20_3" text:outline-level="3" text:is-list-header="true"><text:bookmark-start text:name="__RefHeading___Toc1033_900516027"/>3.4 Legal, Ethical, Professional Issues<text:bookmark-end text:name="__RefHeading___Toc1033_900516027"/></text:h>
      <text:list text:style-name="L14">
        <text:list-item>
          <text:p text:style-name="P28">Data protection (GDPR)</text:p>
        </text:list-item>
        <text:list-item>
          <text:p text:style-name="P28">Security practices</text:p>
        </text:list-item>
        <text:list-item>
          <text:p text:style-name="P28">Accessibility</text:p>
        </text:list-item>
        <text:list-item>
          <text:p text:style-name="P28">Professional standards (BCS)</text:p>
        </text:list-item>
      </text:list>
      <text:p text:style-name="Horizontal_20_Line"/>
      <text:h text:style-name="Heading_20_2" text:outline-level="2"><text:bookmark-start text:name="__RefHeading___Toc1035_900516027"/>4. Requirements Engineering (900–1,200 words | ~12%)<text:bookmark-end text:name="__RefHeading___Toc1035_900516027"/></text:h>
      <text:h text:style-name="Heading_20_3" text:outline-level="3"><text:bookmark-start text:name="__RefHeading___Toc1037_900516027"/>4.1 Functional Requirements<text:bookmark-end text:name="__RefHeading___Toc1037_900516027"/></text:h>
      <text:list text:style-name="L15">
        <text:list-item>
          <text:p text:style-name="P29">Prioritised</text:p>
        </text:list-item>
        <text:list-item>
          <text:p text:style-name="P29">Use cases</text:p>
        </text:list-item>
      </text:list>
      <text:h text:style-name="Heading_20_3" text:outline-level="3" text:is-list-header="true"><text:bookmark-start text:name="__RefHeading___Toc1039_900516027"/>4.2 Non-Functional Requirements<text:bookmark-end text:name="__RefHeading___Toc1039_900516027"/></text:h>
      <text:list text:style-name="L16">
        <text:list-item>
          <text:p text:style-name="P30">Performance targets</text:p>
        </text:list-item>
        <text:list-item>
          <text:p text:style-name="P30">Scalability expectations</text:p>
        </text:list-item>
        <text:list-item>
          <text:p text:style-name="P30">Security constraints</text:p>
        </text:list-item>
        <text:list-item>
          <text:p text:style-name="P30">Usability criteria</text:p>
        </text:list-item>
      </text:list>
      <text:h text:style-name="Heading_20_3" text:outline-level="3" text:is-list-header="true"><text:bookmark-start text:name="__RefHeading___Toc1041_900516027"/>4.3 User Stories<text:bookmark-end text:name="__RefHeading___Toc1041_900516027"/></text:h>
      <text:list text:style-name="L17">
        <text:list-item>
          <text:p text:style-name="P31">Acceptance criteria</text:p>
        </text:list-item>
        <text:list-item>
          <text:p text:style-name="P31">Traceability to implementation</text:p>
        </text:list-item>
      </text:list>
      <text:p text:style-name="Text_20_body"><text:span text:style-name="Strong_20_Emphasis">Depth expectation:</text:span> Clear mapping between requirement → implementation → testing.</text:p>
      <text:p text:style-name="Horizontal_20_Line"/>
      <text:h text:style-name="Heading_20_2" text:outline-level="2"><text:bookmark-start text:name="__RefHeading___Toc1043_900516027"/>5. System Architecture &amp; Design (1,400–1,800 words | ~18%)<text:bookmark-end text:name="__RefHeading___Toc1043_900516027"/></text:h>
      <text:p text:style-name="Text_20_body">This section must be strong in a full-stack project.</text:p>
      <text:h text:style-name="Heading_20_3" text:outline-level="3"><text:bookmark-start text:name="__RefHeading___Toc1045_900516027"/>5.1 High-Level Architecture<text:bookmark-end text:name="__RefHeading___Toc1045_900516027"/></text:h>
      <text:list text:style-name="L18">
        <text:list-item>
          <text:p text:style-name="P32">Component diagram</text:p>
        </text:list-item>
        <text:list-item>
          <text:p text:style-name="P32">Data flow</text:p>
        </text:list-item>
        <text:list-item>
          <text:p text:style-name="P32">Deployment diagram</text:p>
        </text:list-item>
      </text:list>
      <text:h text:style-name="Heading_20_3" text:outline-level="3" text:is-list-header="true"><text:bookmark-start text:name="__RefHeading___Toc1047_900516027"/><text:soft-page-break/>5.2 Backend Architecture<text:bookmark-end text:name="__RefHeading___Toc1047_900516027"/></text:h>
      <text:list text:style-name="L19">
        <text:list-item>
          <text:p text:style-name="P33">API structure</text:p>
        </text:list-item>
        <text:list-item>
          <text:p text:style-name="P33">Services</text:p>
        </text:list-item>
        <text:list-item>
          <text:p text:style-name="P33">Middleware</text:p>
        </text:list-item>
        <text:list-item>
          <text:p text:style-name="P33">Auth flow</text:p>
        </text:list-item>
      </text:list>
      <text:h text:style-name="Heading_20_3" text:outline-level="3" text:is-list-header="true"><text:bookmark-start text:name="__RefHeading___Toc1049_900516027"/>5.3 Database Design<text:bookmark-end text:name="__RefHeading___Toc1049_900516027"/></text:h>
      <text:list text:style-name="L20">
        <text:list-item>
          <text:p text:style-name="P34">ERD / schema diagrams</text:p>
        </text:list-item>
        <text:list-item>
          <text:p text:style-name="P34">Indexing strategy</text:p>
        </text:list-item>
        <text:list-item>
          <text:p text:style-name="P34">Data validation</text:p>
        </text:list-item>
      </text:list>
      <text:h text:style-name="Heading_20_3" text:outline-level="3" text:is-list-header="true"><text:bookmark-start text:name="__RefHeading___Toc1051_900516027"/>5.4 Frontend Architecture<text:bookmark-end text:name="__RefHeading___Toc1051_900516027"/></text:h>
      <text:list text:style-name="L21">
        <text:list-item>
          <text:p text:style-name="P35">Component hierarchy</text:p>
        </text:list-item>
        <text:list-item>
          <text:p text:style-name="P35">State management</text:p>
        </text:list-item>
        <text:list-item>
          <text:p text:style-name="P35">Routing</text:p>
        </text:list-item>
      </text:list>
      <text:h text:style-name="Heading_20_3" text:outline-level="3" text:is-list-header="true"><text:bookmark-start text:name="__RefHeading___Toc1053_900516027"/>5.5 Design Decisions &amp; Trade-offs<text:bookmark-end text:name="__RefHeading___Toc1053_900516027"/></text:h>
      <text:list text:style-name="L22">
        <text:list-item>
          <text:p text:style-name="P36">What alternatives were rejected and why</text:p>
        </text:list-item>
      </text:list>
      <text:p text:style-name="Text_20_body"><text:span text:style-name="Strong_20_Emphasis">Depth expectation:</text:span> Explain <text:span text:style-name="Emphasis">why</text:span>, not just what.</text:p>
      <text:p text:style-name="Horizontal_20_Line"/>
      <text:h text:style-name="Heading_20_2" text:outline-level="2"><text:bookmark-start text:name="__RefHeading___Toc1055_900516027"/>6. Implementation (Core Development Work) (2,000–2,400 words | ~22–25%)<text:bookmark-end text:name="__RefHeading___Toc1055_900516027"/></text:h>
      <text:p text:style-name="Text_20_body">This replaces the “Project Stages” section.</text:p>
      <text:p text:style-name="Text_20_body">Structure it by subsystem rather than sprint narrative.</text:p>
      <text:h text:style-name="Heading_20_3" text:outline-level="3"><text:bookmark-start text:name="__RefHeading___Toc1057_900516027"/>6.1 Authentication &amp; Authorisation<text:bookmark-end text:name="__RefHeading___Toc1057_900516027"/></text:h>
      <text:list text:style-name="L23">
        <text:list-item>
          <text:p text:style-name="P37">Flow diagrams</text:p>
        </text:list-item>
        <text:list-item>
          <text:p text:style-name="P37">Security considerations</text:p>
        </text:list-item>
      </text:list>
      <text:h text:style-name="Heading_20_3" text:outline-level="3" text:is-list-header="true"><text:bookmark-start text:name="__RefHeading___Toc1059_900516027"/>6.2 Core Domain Logic<text:bookmark-end text:name="__RefHeading___Toc1059_900516027"/></text:h>
      <text:list text:style-name="L24">
        <text:list-item>
          <text:p text:style-name="P38">Key features</text:p>
        </text:list-item>
        <text:list-item>
          <text:p text:style-name="P38">API interactions</text:p>
        </text:list-item>
        <text:list-item>
          <text:p text:style-name="P38">Validation</text:p>
        </text:list-item>
      </text:list>
      <text:h text:style-name="Heading_20_3" text:outline-level="3" text:is-list-header="true"><text:bookmark-start text:name="__RefHeading___Toc1061_900516027"/>6.3 Frontend Features<text:bookmark-end text:name="__RefHeading___Toc1061_900516027"/></text:h>
      <text:list text:style-name="L25">
        <text:list-item>
          <text:p text:style-name="P39">Dynamic UI elements</text:p>
        </text:list-item>
        <text:list-item>
          <text:p text:style-name="P39"><text:soft-page-break/>State handling</text:p>
        </text:list-item>
        <text:list-item>
          <text:p text:style-name="P39">Error handling</text:p>
        </text:list-item>
      </text:list>
      <text:h text:style-name="Heading_20_3" text:outline-level="3" text:is-list-header="true"><text:bookmark-start text:name="__RefHeading___Toc1063_900516027"/>6.4 Integration with External APIs<text:bookmark-end text:name="__RefHeading___Toc1063_900516027"/></text:h>
      <text:list text:style-name="L26">
        <text:list-item>
          <text:p text:style-name="P40">Rate limiting</text:p>
        </text:list-item>
        <text:list-item>
          <text:p text:style-name="P40">Error handling</text:p>
        </text:list-item>
        <text:list-item>
          <text:p text:style-name="P40">Reliability concerns</text:p>
        </text:list-item>
      </text:list>
      <text:h text:style-name="Heading_20_3" text:outline-level="3" text:is-list-header="true"><text:bookmark-start text:name="__RefHeading___Toc1065_900516027"/>6.5 DevOps &amp; Deployment<text:bookmark-end text:name="__RefHeading___Toc1065_900516027"/></text:h>
      <text:list text:style-name="L27">
        <text:list-item>
          <text:p text:style-name="P41">CI pipeline</text:p>
        </text:list-item>
        <text:list-item>
          <text:p text:style-name="P41">Containerisation</text:p>
        </text:list-item>
        <text:list-item>
          <text:p text:style-name="P41">Environment configuration</text:p>
        </text:list-item>
      </text:list>
      <text:p text:style-name="Text_20_body">Avoid writing a diary. Focus on:</text:p>
      <text:list text:style-name="L28">
        <text:list-item>
          <text:p text:style-name="P42">Technical depth</text:p>
        </text:list-item>
        <text:list-item>
          <text:p text:style-name="P42">Challenges</text:p>
        </text:list-item>
        <text:list-item>
          <text:p text:style-name="P42">Design reasoning</text:p>
        </text:list-item>
      </text:list>
      <text:p text:style-name="Horizontal_20_Line"/>
      <text:h text:style-name="Heading_20_2" text:outline-level="2"><text:bookmark-start text:name="__RefHeading___Toc1067_900516027"/>7. Testing &amp; Validation (900–1,200 words | ~10–12%)<text:bookmark-end text:name="__RefHeading___Toc1067_900516027"/></text:h>
      <text:h text:style-name="Heading_20_3" text:outline-level="3"><text:bookmark-start text:name="__RefHeading___Toc1069_900516027"/>7.1 Testing Strategy<text:bookmark-end text:name="__RefHeading___Toc1069_900516027"/></text:h>
      <text:list text:style-name="L29">
        <text:list-item>
          <text:p text:style-name="P43">Unit testing</text:p>
        </text:list-item>
        <text:list-item>
          <text:p text:style-name="P43">Integration testing</text:p>
        </text:list-item>
        <text:list-item>
          <text:p text:style-name="P43">End-to-end testing</text:p>
        </text:list-item>
      </text:list>
      <text:h text:style-name="Heading_20_3" text:outline-level="3" text:is-list-header="true"><text:bookmark-start text:name="__RefHeading___Toc1071_900516027"/>7.2 Automated Testing<text:bookmark-end text:name="__RefHeading___Toc1071_900516027"/></text:h>
      <text:list text:style-name="L30">
        <text:list-item>
          <text:p text:style-name="P44">Coverage</text:p>
        </text:list-item>
        <text:list-item>
          <text:p text:style-name="P44">Tools used</text:p>
        </text:list-item>
        <text:list-item>
          <text:p text:style-name="P44">Sample cases</text:p>
        </text:list-item>
      </text:list>
      <text:h text:style-name="Heading_20_3" text:outline-level="3" text:is-list-header="true"><text:bookmark-start text:name="__RefHeading___Toc1073_900516027"/>7.3 Performance Testing<text:bookmark-end text:name="__RefHeading___Toc1073_900516027"/></text:h>
      <text:list text:style-name="L31">
        <text:list-item>
          <text:p text:style-name="P45">Response times</text:p>
        </text:list-item>
        <text:list-item>
          <text:p text:style-name="P45">Load considerations</text:p>
        </text:list-item>
      </text:list>
      <text:h text:style-name="Heading_20_3" text:outline-level="3" text:is-list-header="true"><text:bookmark-start text:name="__RefHeading___Toc1075_900516027"/>7.4 Security Testing<text:bookmark-end text:name="__RefHeading___Toc1075_900516027"/></text:h>
      <text:list text:style-name="L32">
        <text:list-item>
          <text:p text:style-name="P46">Input validation</text:p>
        </text:list-item>
        <text:list-item>
          <text:p text:style-name="P46">Auth testing</text:p>
        </text:list-item>
      </text:list>
      <text:h text:style-name="Heading_20_3" text:outline-level="3" text:is-list-header="true"><text:bookmark-start text:name="__RefHeading___Toc1077_900516027"/><text:soft-page-break/>7.5 User Testing / Evaluation<text:bookmark-end text:name="__RefHeading___Toc1077_900516027"/></text:h>
      <text:list text:style-name="L33">
        <text:list-item>
          <text:p text:style-name="P47">Usability testing</text:p>
        </text:list-item>
        <text:list-item>
          <text:p text:style-name="P47">Feedback summary</text:p>
        </text:list-item>
      </text:list>
      <text:p text:style-name="Text_20_body">Strong evaluation here improves marks significantly.</text:p>
      <text:p text:style-name="Horizontal_20_Line"/>
      <text:h text:style-name="Heading_20_2" text:outline-level="2"><text:bookmark-start text:name="__RefHeading___Toc1079_900516027"/>8. Evaluation &amp; Critical Reflection (900–1,200 words | ~10–12%)<text:bookmark-end text:name="__RefHeading___Toc1079_900516027"/></text:h>
      <text:p text:style-name="Text_20_body">Often underweighted in weaker reports.</text:p>
      <text:h text:style-name="Heading_20_3" text:outline-level="3"><text:bookmark-start text:name="__RefHeading___Toc1081_900516027"/>8.1 Requirement Fulfilment<text:bookmark-end text:name="__RefHeading___Toc1081_900516027"/></text:h>
      <text:list text:style-name="L34">
        <text:list-item>
          <text:p text:style-name="P48">% complete</text:p>
        </text:list-item>
        <text:list-item>
          <text:p text:style-name="P48">What was omitted and why</text:p>
        </text:list-item>
      </text:list>
      <text:h text:style-name="Heading_20_3" text:outline-level="3" text:is-list-header="true"><text:bookmark-start text:name="__RefHeading___Toc1083_900516027"/>8.2 Technical Evaluation<text:bookmark-end text:name="__RefHeading___Toc1083_900516027"/></text:h>
      <text:list text:style-name="L35">
        <text:list-item>
          <text:p text:style-name="P49">Scalability</text:p>
        </text:list-item>
        <text:list-item>
          <text:p text:style-name="P49">Performance</text:p>
        </text:list-item>
        <text:list-item>
          <text:p text:style-name="P49">Security robustness</text:p>
        </text:list-item>
      </text:list>
      <text:h text:style-name="Heading_20_3" text:outline-level="3" text:is-list-header="true"><text:bookmark-start text:name="__RefHeading___Toc1085_900516027"/>8.3 What Went Well<text:bookmark-end text:name="__RefHeading___Toc1085_900516027"/></text:h>
      <text:list text:style-name="L36">
        <text:list-item>
          <text:p text:style-name="P50">Technical strengths</text:p>
        </text:list-item>
      </text:list>
      <text:h text:style-name="Heading_20_3" text:outline-level="3" text:is-list-header="true"><text:bookmark-start text:name="__RefHeading___Toc1087_900516027"/>8.4 Limitations<text:bookmark-end text:name="__RefHeading___Toc1087_900516027"/></text:h>
      <text:list text:style-name="L37">
        <text:list-item>
          <text:p text:style-name="P51">Architectural constraints</text:p>
        </text:list-item>
        <text:list-item>
          <text:p text:style-name="P51">Time constraints</text:p>
        </text:list-item>
        <text:list-item>
          <text:p text:style-name="P51">Design flaws</text:p>
        </text:list-item>
      </text:list>
      <text:h text:style-name="Heading_20_3" text:outline-level="3" text:is-list-header="true"><text:bookmark-start text:name="__RefHeading___Toc1089_900516027"/>8.5 Future Improvements<text:bookmark-end text:name="__RefHeading___Toc1089_900516027"/></text:h>
      <text:list text:style-name="L38">
        <text:list-item>
          <text:p text:style-name="P52">Clear technically feasible extensions</text:p>
        </text:list-item>
      </text:list>
      <text:p text:style-name="Horizontal_20_Line"/>
      <text:h text:style-name="Heading_20_2" text:outline-level="2"><text:bookmark-start text:name="__RefHeading___Toc1091_900516027"/>9. Conclusion (300–500 words | ~4%)<text:bookmark-end text:name="__RefHeading___Toc1091_900516027"/></text:h>
      <text:list text:style-name="L39">
        <text:list-item>
          <text:p text:style-name="P53">Restate objectives</text:p>
        </text:list-item>
        <text:list-item>
          <text:p text:style-name="P53">Summarise achievements</text:p>
        </text:list-item>
        <text:list-item>
          <text:p text:style-name="P53">Reflect on contribution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36pt" fo:letter-spacing="0.009cm" style:font-size-asian="36pt" style:font-name-complex="Calibri1" style:font-family-complex="Calibri" style:font-family-generic-complex="system" style:font-pitch-complex="variable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style:font-name="Calibri" fo:font-family="Calibri" style:font-family-generic="roman" style:font-pitch="variable" fo:font-size="26pt" fo:letter-spacing="0.009cm" style:font-size-asian="26pt" style:font-name-complex="Calibri1" style:font-family-complex="Calibri" style:font-family-generic-complex="system" style:font-pitch-complex="variable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0:11:43.964008833</meta:creation-date>
    <dc:date>2026-02-06T11:00:20.681366025</dc:date>
    <meta:editing-duration>PT26M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8" meta:paragraph-count="222" meta:word-count="958" meta:character-count="5843" meta:non-whitespace-character-count="5240"/>
  </office:meta>
</office:document-meta>
</file>